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Nicole Bertherin</text:p>
            <text:p text:style-name="P10"/>
            <text:p text:style-name="P10">Kleinkinderzieherin</text:p>
            <text:p text:style-name="Contact_20_info">076 340 24 41 – <text:span text:style-name="T15">test@gmail.com – </text:span><text:span text:style-name="T16">www.impulse.swiss</text:span></text:p>
            <text:p text:style-name="Contact_20_info"/>
            <text:p text:style-name="P7">Ich bin Gründerin und Co-Leiterin von Impulse. Dank viel Betreuungspraxis konnte ich meine Ausbildung zur Kleinkinderzieherin sur Dossier erziele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cfba9a2f-6542-4f20-85a6-b4990fc8cc15">
              <text:p text:style-name="P8">
    <text:span text:style-name="T9">Mechaniker – </text:span>
    <text:span text:style-name="T13">Novartis</text:span>
    <text:span text:style-name="T9">:</text:span>
    <text:span text:style-name="T11"> </text:span>
    <text:span text:style-name="T14">Juli 2026</text:span>
    <text:span text:style-name="T5"> -</text:span>
    <text:span text:style-name="T4"> </text:span>
    <text:span text:style-name="T6">Juli 2021</text:span>
  </text:p>
              <text:p text:style-name="P3">Teamleiter<text:line-break/>Möchtegern Ethiker<text:line-break/>Auto</text:p>
              <text:p text:style-name="P3"/>
            </text:section>
            <text:section text:style-name="Sect1" text:name="cedb84e6-55cb-4562-b510-191943320d1a">
              <text:p text:style-name="P8">
    <text:span text:style-name="T9">Abteilungsleiterin - Zentrum für Bildung – </text:span>
    <text:span text:style-name="T13"/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5a9bec48-f4c3-47d2-bcae-ddfb14da699f">
              <text:p text:style-name="P8">
    <text:span text:style-name="T9">Abteilungsspezialistin - Forschungszentrum Biel – </text:span>
    <text:span text:style-name="T13"/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0f340de-2ada-465a-84ce-5a71eae41ce1">
              <text:p text:style-name="P9">
    <text:span text:style-name="T10">MSC in Psychologie - Universität Frankfurt - </text:span>
    <text:span text:style-name="T12"/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6b69b0c3-f2cd-488f-9f51-ab85f348e986">
              <text:p text:style-name="P9">
    <text:span text:style-name="T10">Bachelor in Philosophie - </text:span>
    <text:span text:style-name="T12">Ethik-Seminar </text:span>
    <text:span text:style-name="T10">:</text:span>
    <text:span text:style-name="T3"> </text:span>
    <text:span text:style-name="T7">Juli 2017</text:span>
    <text:span text:style-name="T4"> - </text:span>
    <text:span text:style-name="T8">Juli 2025</text:span>
    <text:span text:style-name="T4"> </text:span>
  </text:p>
              <text:p text:style-name="P4">Philosophie und Ethik</text:p>
              <text:p text:style-name="P4"/>
            </text:section>
            <text:section text:style-name="Sect2" text:name="927a8fb1-d305-490f-8d0d-ce8721111830">
              <text:p text:style-name="P9">
    <text:span text:style-name="T10">BSC in Psychologie - Universität Groningen - </text:span>
    <text:span text:style-name="T12"/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09ab688-f87e-4924-875c-62c042d09bb8">
              <text:p text:style-name="P6"><text:span text:style-name="T17">Sprachen: </text:span>Deutsch, Französisch, Englisch, Russisch</text:p>
            </text:section>
            <text:section text:style-name="Sect2" text:name="369252e9-2a5d-4dfe-bd6e-e8c9c652ee33">
              <text:p text:style-name="P6"><text:span text:style-name="T17">EDV: </text:span>Word, Excel, Photoshop, Linux, Outlook</text:p>
            </text:section>
            <text:section text:style-name="Sect2" text:name="141d6d64-518d-4a4d-93d6-20db4d992c28">
              <text:p text:style-name="P6"><text:span text:style-name="T17">Erziehungswissen: </text:span>Analysen erstellen von Sozialisation, Erziehung und Bildung, Erstellen von Lernstrategien, 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Nicole Berther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